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d36d" officeooo:paragraph-rsid="0013d36d"/>
    </style:style>
    <style:style style:name="P2" style:family="paragraph" style:parent-style-name="Standard">
      <style:text-properties officeooo:rsid="0013d36d" officeooo:paragraph-rsid="0015aa46"/>
    </style:style>
    <style:style style:name="P3" style:family="paragraph" style:parent-style-name="Standard">
      <style:text-properties officeooo:rsid="0015aa46" officeooo:paragraph-rsid="0015aa46"/>
    </style:style>
    <style:style style:name="T1" style:family="text">
      <style:text-properties officeooo:rsid="0015a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wish I was a climber</text:p>
      <text:p text:style-name="P3">I wish I was a diver </text:p>
      <text:p text:style-name="P3">I wish I could keep a cycle</text:p>
      <text:p text:style-name="P3">without breaking a wheel</text:p>
      <text:p text:style-name="P3">whithout wrecking a smile </text:p>
      <text:p text:style-name="P3">loose my roadmap in her eye</text:p>
      <text:p text:style-name="P3">let go with a sigh</text:p>
      <text:p text:style-name="P1"/>
      <text:p text:style-name="P1"/>
      <text:p text:style-name="P1">she’s real yet <text:span text:style-name="T1">I still talk like she’s </text:span>virtual</text:p>
      <text:p text:style-name="P1">I stayed in the rain and tapped her cold shoulder</text:p>
      <text:p text:style-name="P1"/>
      <text:p text:style-name="P1"/>
      <text:p text:style-name="P1">I disapeared between her brows</text:p>
      <text:p text:style-name="P1">calisthenics won’t rescue me anymore</text:p>
      <text:p text:style-name="P1">I lost the muscles, I’m only nervers and elbows</text:p>
      <text:p text:style-name="P1"/>
      <text:p text:style-name="P1">She told me once I’m funnier when I’m sad</text:p>
      <text:p text:style-name="P1">Now everyday I find a way to make her mad</text:p>
      <text:p text:style-name="P1">and make her laugh</text:p>
      <text:p text:style-name="P1"/>
      <text:p text:style-name="P2"><text:span text:style-name="T1">Somehow I sneezed and</text:span>Cold sores </text:p>
      <text:p text:style-name="P2">got into my old soul</text:p>
      <text:p text:style-name="P1"><text:span text:style-name="T1">Although I </text:span>still got a teenager’s brain </text:p>
      <text:p text:style-name="P3">just another cog in the sand </text:p>
      <text:p text:style-name="P1">still fidgety when I see her <text:span text:style-name="T1">raise an ankle</text:span></text:p>
      <text:p text:style-name="P3">and step over the world’s anger puddles</text:p>
      <text:p text:style-name="P3">she could turn an alarm clock into a morning</text:p>
      <text:p text:style-name="P3">daydreaming through the routine and slumber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9:48:16.335449998</meta:creation-date>
    <dc:date>2018-06-03T20:12:53.380632801</dc:date>
    <meta:editing-duration>PT3M25S</meta:editing-duration>
    <meta:editing-cycles>1</meta:editing-cycles>
    <meta:document-statistic meta:table-count="0" meta:image-count="0" meta:object-count="0" meta:page-count="1" meta:paragraph-count="23" meta:word-count="153" meta:character-count="763" meta:non-whitespace-character-count="628"/>
    <meta:generator>LibreOffice/5.4.6.2$Linux_X86_64 LibreOffice_project/40m0$Build-2</meta:generator>
  </office:meta>
</office:document-meta>
</file>